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25cm"/>
    </style:style>
    <style:style style:name="gr3" style:family="graphic" style:parent-style-name="standard">
      <style:graphic-properties draw:stroke="none" svg:stroke-color="#000000" draw:fill="none" draw:fill-color="#ffffff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1.9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01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2.1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7.2cm" svg:height="1cm" svg:x="2.1cm" svg:y="16.8cm">
            <text:p/>
          </draw:rect>
          <draw:rect draw:style-name="gr1" draw:text-style-name="P1" draw:layer="layout" svg:width="7cm" svg:height="1cm" svg:x="2.1cm" svg:y="15.6cm">
            <text:p/>
          </draw:rect>
          <draw:rect draw:style-name="gr1" draw:text-style-name="P1" draw:layer="layout" svg:width="7cm" svg:height="1cm" svg:x="12.3cm" svg:y="15.6cm">
            <text:p/>
          </draw:rect>
          <draw:frame draw:style-name="gr2" draw:text-style-name="P1" draw:layer="layout" svg:width="17.1cm" svg:height="1.675cm" svg:x="2.2cm" svg:y="16.9cm">
            <draw:text-box>
              <text:p text:style-name="P1">Sketch (application Arduino)</text:p>
            </draw:text-box>
          </draw:frame>
          <draw:frame draw:style-name="gr3" draw:text-style-name="P1" draw:layer="layout" svg:width="4.6cm" svg:height="0.963cm" svg:x="13.7cm" svg:y="15.637cm">
            <draw:text-box>
              <text:p text:style-name="P1">FONCTIONS</text:p>
            </draw:text-box>
          </draw:frame>
          <draw:rect draw:style-name="gr1" draw:text-style-name="P1" draw:layer="layout" svg:width="7cm" svg:height="1cm" svg:x="2.1cm" svg:y="15.6cm">
            <text:p/>
          </draw:rect>
          <draw:frame draw:style-name="gr3" draw:text-style-name="P1" draw:layer="layout" svg:width="4.6cm" svg:height="0.963cm" svg:x="13.7cm" svg:y="15.638cm">
            <draw:text-box>
              <text:p text:style-name="P1">FONCTIONS</text:p>
            </draw:text-box>
          </draw:frame>
          <draw:frame draw:style-name="gr3" draw:layer="layout" svg:width="6.6cm" svg:height="0.963cm" svg:x="2.3cm" svg:y="15.637cm">
            <draw:text-box>
              <text:p text:style-name="P1">VARIABLES</text:p>
            </draw:text-box>
          </draw:frame>
          <draw:rect draw:style-name="gr4" draw:text-style-name="P2" draw:layer="layout" svg:width="3.9cm" svg:height="1.4cm" svg:x="8.7cm" svg:y="13.4cm">
            <text:p text:style-name="P1"><text:span text:style-name="T1">menuBrowser</text:span></text:p>
          </draw:rect>
          <draw:rect draw:style-name="gr1" draw:text-style-name="P1" draw:layer="layout" svg:width="3.9cm" svg:height="2.7cm" svg:x="13.8cm" svg:y="12.3cm">
            <text:p/>
          </draw:rect>
          <draw:rect draw:style-name="gr1" draw:text-style-name="P1" draw:layer="layout" svg:width="3.9cm" svg:height="2.7cm" svg:x="3.6cm" svg:y="12.3cm">
            <text:p/>
          </draw:rect>
          <draw:rect draw:style-name="gr1" draw:text-style-name="P1" draw:layer="layout" svg:width="3.9cm" svg:height="1.3cm" svg:x="8.7cm" svg:y="12.3cm">
            <text:p/>
          </draw:rect>
          <draw:frame draw:style-name="gr5" draw:text-style-name="P2" draw:layer="layout" svg:width="3.7cm" svg:height="1.3cm" svg:x="3.7cm" svg:y="13.7cm">
            <draw:text-box>
              <text:p text:style-name="P1"><text:span text:style-name="T1">menuInput</text:span></text:p>
            </draw:text-box>
          </draw:frame>
          <draw:frame draw:style-name="gr6" draw:text-style-name="P2" draw:layer="layout" svg:width="4.2cm" svg:height="2.201cm" svg:x="13.7cm" svg:y="13.6cm">
            <draw:text-box>
              <text:p text:style-name="P1"><text:span text:style-name="T1">menuDisplay</text:span></text:p>
            </draw:text-box>
          </draw:frame>
          <draw:frame draw:style-name="gr7" draw:text-style-name="P3" draw:layer="layout" svg:width="3.101cm" svg:height="0.882cm" svg:x="9.1cm" svg:y="12.518cm">
            <draw:text-box>
              <text:p text:style-name="P1"><text:span text:style-name="T1">menuData</text:span></text:p>
            </draw:text-box>
          </draw:frame>
          <draw:rect draw:style-name="gr1" draw:text-style-name="P1" draw:layer="layout" svg:width="14.1cm" svg:height="1.4cm" svg:x="3.549cm" svg:y="9.9cm">
            <text:p/>
          </draw:rect>
          <draw:custom-shape draw:style-name="gr8" draw:text-style-name="P1" draw:layer="layout" svg:width="0.7cm" svg:height="0.875cm" svg:x="10.224cm" svg:y="8.99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1" draw:text-style-name="P1" draw:layer="layout" svg:width="17.5cm" svg:height="0.7cm" svg:x="1.8cm" svg:y="8.3cm">
            <text:p/>
          </draw:rect>
          <draw:frame draw:style-name="gr9" draw:text-style-name="P1" draw:layer="layout" svg:width="13.9cm" svg:height="2.4cm" svg:x="3.6cm" svg:y="10.1cm">
            <draw:text-box>
              <text:p text:style-name="P1">MenuGenerator.py</text:p>
            </draw:text-box>
          </draw:frame>
          <draw:frame draw:style-name="gr10" draw:text-style-name="P1" draw:layer="layout" svg:width="13.9cm" svg:height="1cm" svg:x="3.8cm" svg:y="8.2cm">
            <draw:text-box>
              <text:p text:style-name="P1">MenuTree.xml</text:p>
            </draw:text-box>
          </draw:frame>
          <draw:custom-shape draw:style-name="gr8" draw:text-style-name="P1" draw:layer="layout" svg:width="0.7cm" svg:height="6.6cm" svg:x="2.2cm" svg:y="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1" draw:layer="layout" svg:width="0.7cm" svg:height="6.6cm" svg:x="18.4cm" svg:y="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1" draw:layer="layout" svg:width="0.9cm" svg:height="1.8cm" svg:x="10.2cm" svg:y="1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1" draw:layer="layout" svg:width="0.6cm" svg:height="1cm" svg:x="10.3cm" svg:y="11.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1" draw:layer="layout" svg:width="1.2cm" svg:height="0.4cm" svg:x="7.5cm" svg:y="1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8" draw:text-style-name="P1" draw:layer="layout" svg:width="1.2cm" svg:height="0.4cm" svg:x="12.625cm" svg:y="13.97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Faller</meta:initial-creator>
    <meta:creation-date>2019-09-24T23:23:58.61</meta:creation-date>
    <dc:date>2019-09-25T00:38:18.31</dc:date>
    <dc:creator>Pierre Faller</dc:creator>
    <meta:editing-duration>PT1H9M14S</meta:editing-duration>
    <meta:editing-cycles>8</meta:editing-cycles>
    <meta:generator>OpenOffice/4.1.1$Win32 OpenOffice.org_project/411m6$Build-9775</meta:generator>
    <meta:document-statistic meta:object-count="27"/>
  </office:meta>
</office:document-meta>
</file>